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ubtitle">
      <style:text-properties officeooo:rsid="001223f9" officeooo:paragraph-rsid="001223f9"/>
    </style:style>
    <style:style style:name="P2" style:family="paragraph" style:parent-style-name="Text_20_body">
      <style:text-properties officeooo:rsid="001223f9" officeooo:paragraph-rsid="001223f9"/>
    </style:style>
    <style:style style:name="P3" style:family="paragraph" style:parent-style-name="Title">
      <style:text-properties officeooo:rsid="001223f9" officeooo:paragraph-rsid="001223f9"/>
    </style:style>
    <style:style style:name="P4" style:family="paragraph" style:parent-style-name="Text_20_body">
      <style:text-properties fo:color="#00a65d" style:text-underline-style="none" fo:font-weight="normal" officeooo:rsid="00166b7a" officeooo:paragraph-rsid="00166b7a" style:font-weight-asian="normal" style:font-weight-complex="normal"/>
    </style:style>
    <style:style style:name="P5" style:family="paragraph" style:parent-style-name="Text_20_body" style:list-style-name="L2">
      <style:text-properties fo:color="#00a65d" officeooo:paragraph-rsid="00166b7a"/>
    </style:style>
    <style:style style:name="P6" style:family="paragraph" style:parent-style-name="Text_20_body">
      <style:text-properties fo:color="#ed1c24" officeooo:paragraph-rsid="00144d6c"/>
    </style:style>
    <style:style style:name="P7" style:family="paragraph" style:parent-style-name="Text_20_body">
      <style:text-properties fo:color="#ed1c24" style:text-underline-style="solid" style:text-underline-width="auto" style:text-underline-color="font-color" fo:font-weight="bold" officeooo:paragraph-rsid="0018de8a" style:font-weight-asian="bold" style:font-weight-complex="bold"/>
    </style:style>
    <style:style style:name="P8" style:family="paragraph" style:parent-style-name="Text_20_body">
      <style:text-properties officeooo:rsid="001223f9" officeooo:paragraph-rsid="00166b7a"/>
    </style:style>
    <style:style style:name="P9" style:family="paragraph" style:parent-style-name="Text_20_body">
      <style:text-properties officeooo:rsid="00174501" officeooo:paragraph-rsid="00174501"/>
    </style:style>
    <style:style style:name="P10" style:family="paragraph" style:parent-style-name="Text_20_body" style:list-style-name="L1">
      <style:text-properties officeooo:paragraph-rsid="00166b7a"/>
    </style:style>
    <style:style style:name="P11" style:family="paragraph" style:parent-style-name="Text_20_body" style:list-style-name="L2">
      <style:text-properties officeooo:paragraph-rsid="00166b7a"/>
    </style:style>
    <style:style style:name="P12" style:family="paragraph" style:parent-style-name="Text_20_body" style:list-style-name="L3">
      <style:text-properties officeooo:paragraph-rsid="00166b7a"/>
    </style:style>
    <style:style style:name="P13" style:family="paragraph" style:parent-style-name="Text_20_body">
      <style:text-properties officeooo:rsid="001ad7ac" officeooo:paragraph-rsid="001ad7ac"/>
    </style:style>
    <style:style style:name="P14" style:family="paragraph" style:parent-style-name="Text_20_body" style:list-style-name="L1">
      <style:text-properties officeooo:rsid="001ad7ac" officeooo:paragraph-rsid="001ad7ac"/>
    </style:style>
    <style:style style:name="P15" style:family="paragraph" style:parent-style-name="Text_20_body">
      <style:text-properties officeooo:rsid="001dd2b0" officeooo:paragraph-rsid="001dd2b0"/>
    </style:style>
    <style:style style:name="P16" style:family="paragraph" style:parent-style-name="Text_20_body">
      <style:text-properties officeooo:paragraph-rsid="001223f9"/>
    </style:style>
    <style:style style:name="P17" style:family="paragraph" style:parent-style-name="Text_20_body">
      <style:text-properties officeooo:rsid="00202e1f" officeooo:paragraph-rsid="00202e1f"/>
    </style:style>
    <style:style style:name="P18" style:family="paragraph" style:parent-style-name="Text_20_body">
      <style:text-properties officeooo:rsid="0020f64e" officeooo:paragraph-rsid="0020f64e"/>
    </style:style>
    <style:style style:name="P19" style:family="paragraph" style:parent-style-name="Text_20_body">
      <style:text-properties officeooo:rsid="00224ccc" officeooo:paragraph-rsid="00224ccc"/>
    </style:style>
    <style:style style:name="P20" style:family="paragraph" style:parent-style-name="Text_20_body">
      <style:text-properties officeooo:paragraph-rsid="00224ccc"/>
    </style:style>
    <style:style style:name="P21" style:family="paragraph" style:parent-style-name="Text_20_body">
      <style:text-properties officeooo:rsid="00235671" officeooo:paragraph-rsid="00235671"/>
    </style:style>
    <style:style style:name="P22" style:family="paragraph" style:parent-style-name="Text_20_body">
      <style:text-properties officeooo:paragraph-rsid="001e4ac7"/>
    </style:style>
    <style:style style:name="P23" style:family="paragraph" style:parent-style-name="Text_20_body">
      <style:text-properties officeooo:rsid="0023a1a9" officeooo:paragraph-rsid="0023a1a9"/>
    </style:style>
    <style:style style:name="T1" style:family="text">
      <style:text-properties officeooo:rsid="001223f9"/>
    </style:style>
    <style:style style:name="T2" style:family="text">
      <style:text-properties officeooo:rsid="00174501"/>
    </style:style>
    <style:style style:name="T3" style:family="text">
      <style:text-properties fo:color="#00a65d"/>
    </style:style>
    <style:style style:name="T4" style:family="text">
      <style:text-properties fo:color="#00a65d" style:text-underline-style="none" fo:font-weight="normal" style:font-weight-asian="normal" style:font-weight-complex="normal"/>
    </style:style>
    <style:style style:name="T5" style:family="text">
      <style:text-properties fo:color="#00a65d" style:text-underline-style="none" fo:font-weight="normal" officeooo:rsid="00166b7a" style:font-weight-asian="normal" style:font-weight-complex="normal"/>
    </style:style>
    <style:style style:name="T6" style:family="text">
      <style:text-properties fo:color="#00a65d" style:text-underline-style="none" fo:font-weight="normal" officeooo:rsid="0018de8a" style:font-weight-asian="normal" style:font-weight-complex="normal"/>
    </style:style>
    <style:style style:name="T7" style:family="text">
      <style:text-properties fo:color="#00a65d" officeooo:rsid="00144d6c"/>
    </style:style>
    <style:style style:name="T8" style:family="text">
      <style:text-properties fo:color="#00a65d" officeooo:rsid="001223f9"/>
    </style:style>
    <style:style style:name="T9" style:family="text">
      <style:text-properties fo:color="#ed1c24" officeooo:rsid="001223f9"/>
    </style:style>
    <style:style style:name="T10" style:family="text">
      <style:text-properties style:text-underline-style="none" fo:font-weight="normal" officeooo:rsid="00174501" style:font-weight-asian="normal" style:font-weight-complex="normal"/>
    </style:style>
    <style:style style:name="T11" style:family="text">
      <style:text-properties officeooo:rsid="001e4ac7"/>
    </style:style>
    <style:style style:name="T12" style:family="text">
      <style:text-properties officeooo:rsid="0020f64e"/>
    </style:style>
    <style:style style:name="T13" style:family="text">
      <style:text-properties officeooo:rsid="00224ccc"/>
    </style:style>
    <style:style style:name="T14" style:family="text">
      <style:text-properties style:text-underline-style="solid" style:text-underline-width="auto" style:text-underline-color="font-color"/>
    </style:style>
    <style:style style:name="T15" style:family="text">
      <style:text-properties officeooo:rsid="0023a1a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vigation Project</text:p>
      <text:p text:style-name="P1">Udacity Nanodegree on Deep Reinforcement Learning.</text:p>
      <text:p text:style-name="P2"/>
      <text:p text:style-name="P2"/>
      <text:p text:style-name="P2">By Peerajak Witoonchart</text:p>
      <text:h text:style-name="Heading_20_2" text:outline-level="2">Project Rub<text:span text:style-name="T2">r</text:span>ic</text:h>
      <text:p text:style-name="P9">In this document, the project rubric are answered on the following topic. <text:span text:style-name="T5">Problem Statement </text:span><text:span text:style-name="T4">Topic answers </text:span><text:span text:style-name="T6">the following rubrics</text:span></text:p>
      <text:list xml:id="list2120074577" text:style-name="L1">
        <text:list-item>
          <text:p text:style-name="P10"><text:span text:style-name="T7"><text:s/>The submission includes the saved model weights of the successful agent. </text:span></text:p>
        </text:list-item>
        <text:list-item>
          <text:p text:style-name="P10"><text:span text:style-name="T8"><text:s/>state and action spaces, and when the environment is considered solved.</text:span></text:p>
        </text:list-item>
      </text:list>
      <text:p text:style-name="P8"/>
      <text:p text:style-name="P4">Solution <text:span text:style-name="T2">Topic answers the following rubrics </text:span></text:p>
      <text:list xml:id="list2884652495" text:style-name="L2">
        <text:list-item>
          <text:p text:style-name="P5"><text:span text:style-name="T1">The report clearly describes the learning algorithm, along with the chosen hyperparameters. It also describes the model architectures for any neural networks.</text:span></text:p>
        </text:list-item>
        <text:list-item>
          <text:p text:style-name="P11"><text:span text:style-name="T3">A plot of rewards per episode is included to illustrate that the agent is able to receive an average reward (over 100 episodes) of at least +13. The submission reports the number of episodes needed to solve the environment.</text:span></text:p>
        </text:list-item>
      </text:list>
      <text:p text:style-name="P13"><text:span text:style-name="T3">Result Topic answers the following rubric</text:span></text:p>
      <text:list xml:id="list164434146858031" text:continue-list="list2120074577" text:style-name="L1">
        <text:list-item>
          <text:p text:style-name="P14"><text:span text:style-name="T8"><text:s/>state and action spaces, and when the environment is solved.</text:span></text:p>
        </text:list-item>
      </text:list>
      <text:p text:style-name="P7">Ideas for Future Work <text:span text:style-name="T10">Topic answers the following rubrics </text:span></text:p>
      <text:list xml:id="list4088257621" text:style-name="L3">
        <text:list-item>
          <text:p text:style-name="P12"><text:span text:style-name="T9">The submission has concrete future ideas for improving the agent's performance.</text:span></text:p>
        </text:list-item>
      </text:list>
      <text:p text:style-name="P16"/>
      <text:h text:style-name="Heading_20_2" text:outline-level="2">Problem Statement</text:h>
      <text:p text:style-name="P15">In this project, we will show how to write a program, called an agent, to build an automatic banana eating monkey robot for a virtual continuous environment containing both yellow and dark blue bananas.</text:p>
      <text:p text:style-name="P15">The goal of the robot is to collect as much as possible yello bananas while avoid collecting dark blue bananas. The game ends episodically. </text:p>
      <text:p text:style-name="P15">Suppose you are to build an automatic banana eating monkey robot, how could you do?. Suppose there are two kinds of banana, the yellow bananas which taste good, and the dark blue bananas which taste bad. How could you program the monkey robot in such a way that it selects only yellow bananas? <text:s/>To solve this problem, let us start with a human controllable handjoy and control the monkey robot manually. We have</text:p>
      <text:p text:style-name="P15"><text:soft-page-break/>- **`0`** - move forward.</text:p>
      <text:p text:style-name="P15">- **`1`** - move backward.</text:p>
      <text:p text:style-name="P15">- **`2`** - turn left.</text:p>
      <text:p text:style-name="P15">- **`3`** - turn right.</text:p>
      <text:p text:style-name="P15">, where the **'n'** is the nth botton of handjoy.</text:p>
      <text:p text:style-name="P15"/>
      <text:h text:style-name="Heading_20_2" text:outline-level="2">Solution</text:h>
      <text:p text:style-name="P22"><text:span text:style-name="T11">Let us define this problem into the domain of reinforcement learning. This problem is episodic problem, with continuous space. That is, we have a continuous state-space. <text:s text:c="2"/>According to lessons, if we have discrete state-space, we could represent the Action-Value function in the form of Q table where actions and states are enumerated out. How ever, since we have continuous state-space, this method cannot be used because there will be too large the number of states. Instead of using table representation of a function, we use function approximation method. In this method, the idea is that </text:span><text:span text:style-name="T14">There exists an Action-Value function whose values give the optimal Policy. </text:span></text:p>
      <text:p text:style-name="P22"/>
      <text:p text:style-name="P18">To find such a function with function approximation. We could think of a Q table as a prediction problem where state vector is an input, and the action vector is an output. The values in the state vectors correspond to the continuous value of space and other states, like velocity on each direction, position on each direction, etc. The predicted values in the output action vector is the Q table values.</text:p>
      <text:p text:style-name="P18"/>
      <text:p text:style-name="P17">Suppose such a function can be approximated by a composite function, <text:span text:style-name="T12">the aforementioned prediction problem matches the definition of neural networks. We therefore, use Neural network as a mean to do this Q table prediction.</text:span></text:p>
      <text:p text:style-name="P17"/>
      <text:p text:style-name="Heading">Avoid agent from believe in the early success.</text:p>
      <text:p text:style-name="Text_20_body"/>
      <text:p text:style-name="P20"><text:span text:style-name="T13">When the agent interacts with the environment, the sequence of experience tuples can be highly correlated. The naive Q-learning algorithm that learns from each of these experience tuples in sequential order runs the risk of getting swayed by the effects of this correlation. By instead keeping track of a </text:span><text:span text:style-name="Strong_20_Emphasis"><text:span text:style-name="T13">replay buffer</text:span></text:span><text:span text:style-name="T13"> and using </text:span><text:span text:style-name="Strong_20_Emphasis"><text:span text:style-name="T13">experience replay</text:span></text:span><text:span text:style-name="T13"> to sample from the buffer at random, we can prevent action values from oscillating or diverging catastrophically.</text:span></text:p>
      <text:p text:style-name="Text_20_body">The <text:span text:style-name="Strong_20_Emphasis">replay buffer</text:span> contains a collection of experience tuples (S, A, R, S′). The tuples are gradually added to the buffer as we are interacting with the environment.</text:p>
      <text:p text:style-name="Text_20_body">The act of sampling a small batch of tuples from the replay buffer in order to learn is known as <text:span text:style-name="Strong_20_Emphasis">experience replay</text:span>. In addition to breaking harmful correlations, experience replay allows us to <text:soft-page-break/>learn more from individual tuples multiple times, recall rare occurrences, and in general make better use of our experience.</text:p>
      <text:p text:style-name="P19"/>
      <text:p text:style-name="P21">- <text:span text:style-name="T15">Todo</text:span></text:p>
      <text:p text:style-name="P23">Understand this</text:p>
      <text:p text:style-name="P23"><text:s text:c="8"/>Q_targets_next = self.qnetwork_target(next_states).detach().max(1)[0].unsqueeze(1)</text:p>
      <text:p text:style-name="P23"><text:s text:c="8"/># Compute Q targets for current states </text:p>
      <text:p text:style-name="P23"><text:s text:c="8"/>Q_targets = rewards + (gamma * Q_targets_next * (1 - dones))</text:p>
      <text:p text:style-name="P23"/>
      <text:p text:style-name="P23"><text:s text:c="8"/># Get expected Q values from local model</text:p>
      <text:p text:style-name="P23"><text:s text:c="8"/>Q_expected = self.qnetwork_local(states).gather(1, actions)</text:p>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09:11:23.866446604</meta:creation-date>
    <dc:date>2019-10-04T16:24:42.024649518</dc:date>
    <meta:editing-duration>PT2H2M56S</meta:editing-duration>
    <meta:editing-cycles>15</meta:editing-cycles>
    <meta:generator>LibreOffice/6.0.7.3$Linux_X86_64 LibreOffice_project/00m0$Build-3</meta:generator>
    <meta:document-statistic meta:table-count="0" meta:image-count="0" meta:object-count="0" meta:page-count="3" meta:paragraph-count="38" meta:word-count="736" meta:character-count="4596" meta:non-whitespace-character-count="3852"/>
  </office:meta>
</office:document-meta>
</file>